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0840000004B95CE3984.png" manifest:media-type="image/png"/>
  <manifest:file-entry manifest:full-path="Pictures/10000201000000C40000003C58C1D38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ole-draw-aspect="1"/>
    </style:style>
    <style:style style:name="pr1" style:family="presentation" style:parent-style-name="Uni_25_20Leipzig_25_20AvH_25_20Master1-subtitle">
      <style:graphic-properties draw:fill-color="#ffffff" fo:min-height="16.255cm"/>
    </style:style>
    <style:style style:name="pr2" style:family="presentation" style:parent-style-name="Uni_25_20Leipzig_25_20AvH_25_20Master1-notes">
      <style:graphic-properties draw:fill-color="#ffffff" fo:min-height="13.364cm"/>
    </style:style>
    <style:style style:name="pr3" style:family="presentation" style:parent-style-name="Uni_25_20Leipzig_25_20AvH_25_20Master1-title">
      <style:graphic-properties fo:min-height="3.506cm"/>
    </style:style>
    <style:style style:name="pr4" style:family="presentation" style:parent-style-name="Uni_25_20Leipzig_25_20AvH_25_20Master1-outline1">
      <style:graphic-properties fo:min-height="11.929cm"/>
    </style:style>
    <style:style style:name="co1" style:family="table-column">
      <style:table-column-properties style:column-width="7.746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paragraph-properties fo:text-align="end"/>
    </style:style>
    <style:style style:name="P1" style:family="paragraph">
      <style:paragraph-properties fo:margin-left="0cm" fo:margin-right="0cm" fo:margin-top="0cm" fo:margin-bottom="0.254cm" fo:line-height="100%" fo:text-align="start" fo:text-indent="0cm" style:punctuation-wrap="hanging" style:writing-mode="lr-tb"/>
      <style:text-properties fo:hyphenate="false"/>
    </style:style>
    <style:style style:name="P2" style:family="paragraph">
      <style:paragraph-properties fo:margin-top="0cm" fo:margin-bottom="0.254cm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.762cm"/>
    </style:style>
    <style:style style:name="P5" style:family="paragraph">
      <style:paragraph-properties fo:margin-top="0cm" fo:margin-bottom="0.508cm"/>
    </style:style>
    <style:style style:name="P6" style:family="paragraph">
      <style:paragraph-properties fo:text-align="start"/>
    </style:style>
    <style:style style:name="P7" style:family="paragraph">
      <style:paragraph-properties fo:text-align="end"/>
    </style:style>
    <style:style style:name="T1" style:family="text">
      <style:text-properties fo:color="#00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Calibri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" style:family="text">
      <style:text-properties fo:color="#000000" style:text-line-through-style="none" style:text-line-through-type="none" style:text-position="-25% 58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000000" style:text-line-through-style="none" style:text-line-through-type="none" style:text-position="-33% 58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000000" style:text-line-through-style="none" style:text-line-through-type="none" style:text-position="0% 100%" style:font-name="Calibri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7" style:family="text">
      <style:text-properties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0000" style:text-line-through-style="none" style:text-line-through-type="none" style:text-position="-33% 58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000000" style:text-line-through-style="none" style:text-line-through-type="none" style:text-position="0% 100%" style:font-name="Calibri1" fo:font-size="18pt" fo:letter-spacing="0.212cm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20pt" fo:font-style="normal" style:font-size-asian="20pt" style:font-style-asian="normal" style:font-size-complex="20pt" style:font-style-complex="normal"/>
    </style:style>
    <style:style style:name="T13" style:family="text">
      <style:text-properties fo:font-size="14pt" fo:font-style="normal" style:font-size-asian="14pt" style:font-style-asian="normal" style:font-size-complex="14pt" style:font-style-complex="normal"/>
    </style:style>
    <style:style style:name="T14" style:family="text">
      <style:text-properties style:text-position="0% 100%" fo:font-style="normal" style:font-style-asian="normal" style:font-style-complex="normal"/>
    </style:style>
    <style:style style:name="T15" style:family="text">
      <style:text-properties fo:color="#000000" style:text-line-through-style="none" style:text-line-through-type="none" style:font-name="Liberation San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Liberation Sans2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7" style:family="text">
      <style:text-properties fo:color="#000000" style:text-line-through-style="none" style:text-line-through-type="none" style:text-position="-25% 58%" style:font-name="Liberation San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color="#000000" style:text-line-through-style="none" style:text-line-through-type="none" style:text-position="0% 100%" style:font-name="Liberation San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color="#000000" style:text-line-through-style="none" style:text-line-through-type="none" style:text-position="-33% 58%" style:font-name="Liberation San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color="#000000" style:text-line-through-style="none" style:text-line-through-type="none" style:text-position="0% 100%" style:font-name="Liberation Sans2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Uni_25_20Leipzig_25_20AvH_25_20Master1" presentation:presentation-page-layout-name="AL1T32">
        <office:forms form:automatic-focus="false" form:apply-design-mode="false"/>
        <draw:frame presentation:style-name="pr1" draw:layer="layout" svg:width="25.199cm" svg:height="16.255cm" svg:x="1.4cm" svg:y="2.794cm" presentation:class="subtitle">
          <draw:text-box>
            <text:p>Statistical Evaluation II:</text:p>
            <text:p>Dealing with Context Window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Uni_25_20Leipzig_25_20AvH_25_20Master1" presentation:presentation-page-layout-name="AL2T1">
        <office:forms form:automatic-focus="false" form:apply-design-mode="false"/>
        <draw:frame presentation:style-name="pr3" draw:layer="layout" svg:width="25.199cm" svg:height="3.506cm" svg:x="1.4cm" svg:y="2.794cm" presentation:class="title">
          <draw:text-box>
            <text:p>Let's start from the beginning</text:p>
          </draw:text-box>
        </draw:frame>
        <draw:frame presentation:style-name="pr4" draw:text-style-name="P2" draw:layer="layout" svg:width="25.199cm" svg:height="12.179cm" svg:x="1.4cm" svg:y="6.604cm" presentation:class="outline" presentation:user-transformed="true">
          <draw:text-box>
            <text:p xml:id="id1" text:id="id1" text:style-name="P1"><text:span text:style-name="T1">LL = </text:span><text:span text:style-name="T1"><text:tab/></text:span><text:span text:style-name="T1">log</text:span><text:span text:style-name="T2"> L</text:span><text:span text:style-name="T1">(c</text:span><text:span text:style-name="T3">12</text:span><text:span text:style-name="T4">, c</text:span><text:span text:style-name="T5">1</text:span><text:span text:style-name="T4">, p) + log </text:span><text:span text:style-name="T6">L</text:span><text:span text:style-name="T4">(c</text:span><text:span text:style-name="T5">2</text:span><text:span text:style-name="T4">-c</text:span><text:span text:style-name="T5">12</text:span><text:span text:style-name="T4">, N-c</text:span><text:span text:style-name="T5">1</text:span><text:span text:style-name="T4">, p)</text:span></text:p>
            <text:p xml:id="id2" text:id="id2" text:style-name="P1"><text:span text:style-name="T4"><text:s/></text:span><text:span text:style-name="T4"><text:tab/></text:span><text:span text:style-name="T4"><text:tab/></text:span><text:span text:style-name="T4">- log </text:span><text:span text:style-name="T6">L</text:span><text:span text:style-name="T4">(c</text:span><text:span text:style-name="T5">12</text:span><text:span text:style-name="T4">, c</text:span><text:span text:style-name="T5">1</text:span><text:span text:style-name="T4">, p</text:span><text:span text:style-name="T5">1</text:span><text:span text:style-name="T4">) - log </text:span><text:span text:style-name="T6">L</text:span><text:span text:style-name="T4">(c</text:span><text:span text:style-name="T5">2</text:span><text:span text:style-name="T4">-c</text:span><text:span text:style-name="T5">12</text:span><text:span text:style-name="T4">, N-c</text:span><text:span text:style-name="T5">1</text:span><text:span text:style-name="T4">, p</text:span><text:span text:style-name="T5">2</text:span><text:span text:style-name="T4">)</text:span></text:p>
            <text:p text:style-name="P1"><text:span text:style-name="T7"/></text:p>
            <text:p xml:id="id3" text:id="id3" text:style-name="P1"><text:span text:style-name="T7">c</text:span><text:span text:style-name="T8">1</text:span><text:span text:style-name="T7"> = occurrences of word 1 in the text <text:s text:c="19"/></text:span><text:span text:style-name="T7"><text:tab/></text:span><text:span text:style-name="T7"><text:tab/></text:span><text:span text:style-name="T7"><text:tab/></text:span></text:p>
            <text:p xml:id="id4" text:id="id4" text:style-name="P1"><text:span text:style-name="T7">c</text:span><text:span text:style-name="T8">2</text:span><text:span text:style-name="T7"> = occurrences of word 2 in the text <text:s text:c="5"/></text:span><text:span text:style-name="T7"><text:tab/></text:span><text:span text:style-name="T7"><text:tab/></text:span><text:span text:style-name="T7"><text:tab/></text:span></text:p>
            <text:p xml:id="id5" text:id="id5" text:style-name="P1"><text:span text:style-name="T7">c</text:span><text:span text:style-name="T8">12</text:span><text:span text:style-name="T7"> = co-occurrences of word 1 with word 2 in the text </text:span></text:p>
            <text:p xml:id="id6" text:id="id6" text:style-name="P1"><text:span text:style-name="T7">N = number of tokens in the text</text:span></text:p>
            <text:p text:style-name="P1"><text:span text:style-name="T7"/></text:p>
            <text:p xml:id="id7" text:id="id7" text:style-name="P1"><text:span text:style-name="T7">p = c</text:span><text:span text:style-name="T8">2</text:span><text:span text:style-name="T7">/N</text:span></text:p>
            <text:p xml:id="id8" text:id="id8" text:style-name="P1"><text:span text:style-name="T7">p</text:span><text:span text:style-name="T8">1</text:span><text:span text:style-name="T7"> = c</text:span><text:span text:style-name="T8">12</text:span><text:span text:style-name="T7">/c</text:span><text:span text:style-name="T8">1</text:span></text:p>
            <text:p xml:id="id9" text:id="id9" text:style-name="P1"><text:span text:style-name="T7">p</text:span><text:span text:style-name="T8">2</text:span><text:span text:style-name="T7"> = (c</text:span><text:span text:style-name="T8">2</text:span><text:span text:style-name="T7">-c</text:span><text:span text:style-name="T8">12</text:span><text:span text:style-name="T7">)/(N-c</text:span><text:span text:style-name="T8">1</text:span><text:span text:style-name="T7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Uni_25_20Leipzig_25_20AvH_25_20Master1" presentation:presentation-page-layout-name="AL2T1">
        <office:forms form:automatic-focus="false" form:apply-design-mode="false"/>
        <draw:frame presentation:style-name="pr3" draw:layer="layout" svg:width="25.199cm" svg:height="3.506cm" svg:x="1.4cm" svg:y="2.794cm" presentation:class="title">
          <draw:text-box>
            <text:p>Let's start from the beginning</text:p>
          </draw:text-box>
        </draw:frame>
        <draw:frame presentation:style-name="pr4" draw:text-style-name="P2" draw:layer="layout" svg:width="25.199cm" svg:height="12.179cm" svg:x="1.4cm" svg:y="6.604cm" presentation:class="outline" presentation:user-transformed="true">
          <draw:text-box>
            <text:p text:style-name="P1"><text:span text:style-name="T1">LL = </text:span><text:span text:style-name="T1"><text:tab/></text:span><text:span text:style-name="T1">log</text:span><text:span text:style-name="T2"> L</text:span><text:span text:style-name="T1">(c</text:span><text:span text:style-name="T3">12</text:span><text:span text:style-name="T4">, c</text:span><text:span text:style-name="T5">1</text:span><text:span text:style-name="T4">, p) + log </text:span><text:span text:style-name="T6">L</text:span><text:span text:style-name="T4">(c</text:span><text:span text:style-name="T5">2</text:span><text:span text:style-name="T4">-c</text:span><text:span text:style-name="T5">12</text:span><text:span text:style-name="T4">, N-c</text:span><text:span text:style-name="T5">1</text:span><text:span text:style-name="T4">, p)</text:span></text:p>
            <text:p text:style-name="P1"><text:span text:style-name="T4"><text:s/></text:span><text:span text:style-name="T4"><text:tab/></text:span><text:span text:style-name="T4"><text:tab/></text:span><text:span text:style-name="T4">- log </text:span><text:span text:style-name="T6">L</text:span><text:span text:style-name="T4">(c</text:span><text:span text:style-name="T5">12</text:span><text:span text:style-name="T4">, c</text:span><text:span text:style-name="T5">1</text:span><text:span text:style-name="T4">, p</text:span><text:span text:style-name="T5">1</text:span><text:span text:style-name="T4">) - log </text:span><text:span text:style-name="T6">L</text:span><text:span text:style-name="T4">(c</text:span><text:span text:style-name="T5">2</text:span><text:span text:style-name="T4">-c</text:span><text:span text:style-name="T5">12</text:span><text:span text:style-name="T4">, N-c</text:span><text:span text:style-name="T5">1</text:span><text:span text:style-name="T4">, p</text:span><text:span text:style-name="T5">2</text:span><text:span text:style-name="T4">)</text:span></text:p>
            <text:p text:style-name="P1"><text:span text:style-name="T7"/></text:p>
            <text:p text:style-name="P1"><text:span text:style-name="T7">c</text:span><text:span text:style-name="T8">1</text:span><text:span text:style-name="T7"> = occurrences of word 1 in the </text:span><text:span text:style-name="T9">text</text:span><text:span text:style-name="T7"> <text:s text:c="19"/></text:span><text:span text:style-name="T7"><text:tab/></text:span><text:span text:style-name="T7"><text:tab/></text:span><text:span text:style-name="T7"><text:tab/></text:span></text:p>
            <text:p text:style-name="P1"><text:span text:style-name="T7">c</text:span><text:span text:style-name="T8">2</text:span><text:span text:style-name="T7"> = occurrences of word 2 in the </text:span><text:span text:style-name="T9">text</text:span><text:span text:style-name="T7"> <text:s text:c="5"/></text:span><text:span text:style-name="T7"><text:tab/></text:span><text:span text:style-name="T7"><text:tab/></text:span><text:span text:style-name="T7"><text:tab/></text:span></text:p>
            <text:p text:style-name="P1"><text:span text:style-name="T7">c</text:span><text:span text:style-name="T8">12</text:span><text:span text:style-name="T7"> = co-occurrences of word 1 with word 2 in the </text:span><text:span text:style-name="T9">text</text:span><text:span text:style-name="T7"> </text:span></text:p>
            <text:p text:style-name="P1"><text:span text:style-name="T7">N = number of tokens in the </text:span><text:span text:style-name="T9">text</text:span></text:p>
            <text:p text:style-name="P1"><text:span text:style-name="T7"/></text:p>
            <text:p text:style-name="P1"><text:span text:style-name="T7">p = c</text:span><text:span text:style-name="T8">2</text:span><text:span text:style-name="T7">/N</text:span></text:p>
            <text:p text:style-name="P1"><text:span text:style-name="T7">p</text:span><text:span text:style-name="T8">1</text:span><text:span text:style-name="T7"> = c</text:span><text:span text:style-name="T8">12</text:span><text:span text:style-name="T7">/c</text:span><text:span text:style-name="T8">1</text:span></text:p>
            <text:p text:style-name="P1"><text:span text:style-name="T7">p</text:span><text:span text:style-name="T8">2</text:span><text:span text:style-name="T7"> = (c</text:span><text:span text:style-name="T8">2</text:span><text:span text:style-name="T7">-c</text:span><text:span text:style-name="T8">12</text:span><text:span text:style-name="T7">)/(N-c</text:span><text:span text:style-name="T8">1</text:span><text:span text:style-name="T7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Uni_25_20Leipzig_25_20AvH_25_20Master1" presentation:presentation-page-layout-name="AL2T1">
        <office:forms form:automatic-focus="false" form:apply-design-mode="false"/>
        <draw:frame presentation:style-name="pr3" draw:layer="layout" svg:width="25.199cm" svg:height="3.506cm" svg:x="1.4cm" svg:y="2.794cm" presentation:class="title">
          <draw:text-box>
            <text:p>Let's start from the beginning</text:p>
          </draw:text-box>
        </draw:frame>
        <draw:frame presentation:style-name="pr4" draw:text-style-name="P2" draw:layer="layout" svg:width="25.199cm" svg:height="12.179cm" svg:x="1.4cm" svg:y="6.604cm" presentation:class="outline" presentation:user-transformed="true">
          <draw:text-box>
            <text:p text:style-name="P1"><text:span text:style-name="T1">LL = </text:span><text:span text:style-name="T1"><text:tab/></text:span><text:span text:style-name="T1">log</text:span><text:span text:style-name="T2"> L</text:span><text:span text:style-name="T1">(c</text:span><text:span text:style-name="T3">12</text:span><text:span text:style-name="T4">, c</text:span><text:span text:style-name="T5">1</text:span><text:span text:style-name="T4">, p) + log </text:span><text:span text:style-name="T6">L</text:span><text:span text:style-name="T4">(c</text:span><text:span text:style-name="T5">2</text:span><text:span text:style-name="T4">-c</text:span><text:span text:style-name="T5">12</text:span><text:span text:style-name="T4">, N-c</text:span><text:span text:style-name="T5">1</text:span><text:span text:style-name="T4">, p)</text:span></text:p>
            <text:p text:style-name="P1"><text:span text:style-name="T4"><text:s/></text:span><text:span text:style-name="T4"><text:tab/></text:span><text:span text:style-name="T4"><text:tab/></text:span><text:span text:style-name="T4">- log </text:span><text:span text:style-name="T6">L</text:span><text:span text:style-name="T4">(c</text:span><text:span text:style-name="T5">12</text:span><text:span text:style-name="T4">, c</text:span><text:span text:style-name="T5">1</text:span><text:span text:style-name="T4">, p</text:span><text:span text:style-name="T5">1</text:span><text:span text:style-name="T4">) - log </text:span><text:span text:style-name="T6">L</text:span><text:span text:style-name="T4">(c</text:span><text:span text:style-name="T5">2</text:span><text:span text:style-name="T4">-c</text:span><text:span text:style-name="T5">12</text:span><text:span text:style-name="T4">, N-c</text:span><text:span text:style-name="T5">1</text:span><text:span text:style-name="T4">, p</text:span><text:span text:style-name="T5">2</text:span><text:span text:style-name="T4">)</text:span></text:p>
            <text:p text:style-name="P1"><text:span text:style-name="T7"/></text:p>
            <text:p text:style-name="P1"><text:span text:style-name="T7">c</text:span><text:span text:style-name="T8">1</text:span><text:span text:style-name="T7"> = occurrences of word 1 in the </text:span><text:span text:style-name="T9">data</text:span><text:span text:style-name="T7"> <text:s text:c="19"/></text:span><text:span text:style-name="T7"><text:tab/></text:span><text:span text:style-name="T7"><text:tab/></text:span><text:span text:style-name="T7"><text:tab/></text:span></text:p>
            <text:p text:style-name="P1"><text:span text:style-name="T7">c</text:span><text:span text:style-name="T8">2</text:span><text:span text:style-name="T7"> = occurrences of word 2 in the </text:span><text:span text:style-name="T9">data</text:span><text:span text:style-name="T7"> <text:s text:c="5"/></text:span><text:span text:style-name="T7"><text:tab/></text:span><text:span text:style-name="T7"><text:tab/></text:span><text:span text:style-name="T7"><text:tab/></text:span></text:p>
            <text:p text:style-name="P1"><text:span text:style-name="T7">c</text:span><text:span text:style-name="T8">12</text:span><text:span text:style-name="T7"> = co-occurrences of word 1 with word 2 in the </text:span><text:span text:style-name="T9">data</text:span><text:span text:style-name="T7"> </text:span></text:p>
            <text:p text:style-name="P1"><text:span text:style-name="T7">N = number of tokens in the </text:span><text:span text:style-name="T9">data</text:span></text:p>
            <text:p text:style-name="P1"><text:span text:style-name="T7"/></text:p>
            <text:p text:style-name="P1"><text:span text:style-name="T7">p = c</text:span><text:span text:style-name="T8">2</text:span><text:span text:style-name="T7">/N</text:span></text:p>
            <text:p text:style-name="P1"><text:span text:style-name="T7">p</text:span><text:span text:style-name="T8">1</text:span><text:span text:style-name="T7"> = c</text:span><text:span text:style-name="T8">12</text:span><text:span text:style-name="T7">/c</text:span><text:span text:style-name="T8">1</text:span></text:p>
            <text:p text:style-name="P1"><text:span text:style-name="T7">p</text:span><text:span text:style-name="T8">2</text:span><text:span text:style-name="T7"> = (c</text:span><text:span text:style-name="T8">2</text:span><text:span text:style-name="T7">-c</text:span><text:span text:style-name="T8">12</text:span><text:span text:style-name="T7">)/(N-c</text:span><text:span text:style-name="T8">1</text:span><text:span text:style-name="T7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Uni_25_20Leipzig_25_20AvH_25_20Master1" presentation:presentation-page-layout-name="AL2T1">
        <office:forms form:automatic-focus="false" form:apply-design-mode="false"/>
        <draw:frame presentation:style-name="pr3" draw:layer="layout" svg:width="25.199cm" svg:height="3.506cm" svg:x="1.4cm" svg:y="2.794cm" presentation:class="title">
          <draw:text-box>
            <text:p>Data, not Text!</text:p>
          </draw:text-box>
        </draw:frame>
        <draw:frame presentation:style-name="pr4" draw:layer="layout" svg:width="25.199cm" svg:height="12.179cm" svg:x="1.4cm" svg:y="6.604cm" presentation:class="outline">
          <draw:text-box>
            <text:list text:style-name="L2">
              <text:list-item>
                <text:p xml:id="id10" text:id="id10">We have abstracted data from the text</text:p>
              </text:list-item>
              <text:list-item>
                <text:p xml:id="id11" text:id="id11">We should no longer refer to the text</text:p>
              </text:list-item>
              <text:list-item>
                <text:p xml:id="id12" text:id="id12">But, instead, to the data</text:p>
              </text:list-item>
              <text:list-item>
                <text:p xml:id="id13" text:id="id13">The DataFrames we have constructed have everything we ne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ni_25_20Leipzig_25_20AvH_25_20Master1" presentation:presentation-page-layout-name="AL2T1">
        <office:forms form:automatic-focus="false" form:apply-design-mode="false"/>
        <draw:frame presentation:style-name="pr3" draw:layer="layout" svg:width="25.199cm" svg:height="3.506cm" svg:x="1.4cm" svg:y="2.794cm" presentation:class="title">
          <draw:text-box>
            <text:p>Counts for the target word (word 1)</text:p>
          </draw:text-box>
        </draw:frame>
        <draw:frame presentation:style-name="pr4" draw:layer="layout" svg:width="25.199cm" svg:height="12.179cm" svg:x="1.4cm" svg:y="6.604cm" presentation:class="outline">
          <draw:text-box>
            <text:list text:style-name="L2">
              <text:list-header>
                <text:p/>
                <text:p/>
                <text:p xml:id="id15" text:id="id15"><text:span text:style-name="T10">t</text:span> = the target word (word 1)</text:p>
                <text:p xml:id="id16" text:id="id16"><text:span text:style-name="T10">c</text:span><text:span text:style-name="T11"> = the co-occurrent (word 2)</text:span></text:p>
                <text:p xml:id="id17" text:id="id17"><text:span text:style-name="T10">W</text:span><text:span text:style-name="T11"> = the size of the window</text:span></text:p>
                <text:p><text:span text:style-name="T12"/></text:p>
                <text:p xml:id="id18" text:id="id18"><text:span text:style-name="T13">This equation from Bullinaria and Levy, “Extracting Semantic Representations from Word Co-Occurrence Statistics”, 2007, </text:span></text:p>
              </text:list-header>
            </text:list>
          </draw:text-box>
        </draw:frame>
        <draw:frame draw:style-name="gr2" draw:text-style-name="P3" xml:id="id14" draw:id="id14" draw:layer="layout" svg:width="12.474cm" svg:height="3.336cm" svg:x="6.858cm" svg:y="6.31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Uni_25_20Leipzig_25_20AvH_25_20Master1" presentation:presentation-page-layout-name="AL2T1">
        <office:forms form:automatic-focus="false" form:apply-design-mode="false"/>
        <draw:frame presentation:style-name="pr3" draw:layer="layout" svg:width="25.199cm" svg:height="3.506cm" svg:x="1.4cm" svg:y="2.794cm" presentation:class="title">
          <draw:text-box>
            <text:p>What does this mean?</text:p>
          </draw:text-box>
        </draw:frame>
        <draw:frame presentation:style-name="pr4" draw:layer="layout" svg:width="25.199cm" svg:height="12.179cm" svg:x="1.4cm" svg:y="6.604cm" presentation:class="outline">
          <draw:text-box>
            <text:list text:style-name="L2">
              <text:list-header>
                <text:p/>
                <text:p text:style-name="P2"/>
                <text:p text:style-name="P2"/>
              </text:list-header>
              <text:list-item>
                <text:p xml:id="id21" text:id="id21">Word counts depend on co-occurrence counts!</text:p>
                <text:p text:style-name="P2"/>
                <text:p text:style-name="P2"/>
              </text:list-item>
              <text:list-item>
                <text:p xml:id="id23" text:id="id23" text:style-name="P2">Sum all co-occurrence counts for <text:span text:style-name="T10">t</text:span></text:p>
              </text:list-item>
            </text:list>
          </draw:text-box>
        </draw:frame>
        <draw:frame draw:style-name="gr2" draw:text-style-name="P3" xml:id="id19" draw:id="id19" draw:layer="layout" svg:width="12.474cm" svg:height="3.336cm" svg:x="6.858cm" svg:y="6.31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3" xml:id="id20" draw:id="id20" draw:layer="layout" svg:width="4.788cm" svg:height="1.61cm" svg:x="2.258cm" svg:y="9.36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3" xml:id="id22" draw:id="id22" draw:layer="layout" svg:width="6.812cm" svg:height="2.737cm" svg:x="1.509cm" svg:y="13.26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ni_25_20Leipzig_25_20AvH_25_20Master1" presentation:presentation-page-layout-name="AL2T1">
        <office:forms form:automatic-focus="false" form:apply-design-mode="false"/>
        <draw:frame presentation:style-name="pr3" draw:layer="layout" svg:width="25.199cm" svg:height="3.506cm" svg:x="1.4cm" svg:y="2.794cm" presentation:class="title">
          <draw:text-box>
            <text:p>What does this mean (cont.)?</text:p>
          </draw:text-box>
        </draw:frame>
        <draw:frame presentation:style-name="pr4" draw:layer="layout" svg:width="25.199cm" svg:height="12.179cm" svg:x="1.4cm" svg:y="6.604cm" presentation:class="outline">
          <draw:text-box>
            <text:list text:style-name="L2">
              <text:list-header>
                <text:p/>
                <text:p text:style-name="P2"/>
                <text:p text:style-name="P4"/>
                <text:p text:style-name="P5"/>
              </text:list-header>
              <text:list-item>
                <text:p xml:id="id25" text:id="id25" text:style-name="P5">Finally, divide by the total window size (<text:span text:style-name="T10">L</text:span><text:span text:style-name="T11"> + </text:span><text:span text:style-name="T10">R</text:span><text:span text:style-name="T11">)</text:span></text:p>
              </text:list-item>
            </text:list>
          </draw:text-box>
        </draw:frame>
        <draw:frame draw:style-name="gr2" draw:text-style-name="P3" draw:layer="layout" svg:width="12.474cm" svg:height="3.336cm" svg:x="6.858cm" svg:y="6.31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3" xml:id="id24" draw:id="id24" draw:layer="layout" svg:width="8.697cm" svg:height="3.338cm" svg:x="1.778cm" svg:y="9.65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Uni_25_20Leipzig_25_20AvH_25_20Master1" presentation:presentation-page-layout-name="AL2T1">
        <office:forms form:automatic-focus="false" form:apply-design-mode="false"/>
        <draw:frame presentation:style-name="pr3" draw:layer="layout" svg:width="25.199cm" svg:height="3.506cm" svg:x="1.4cm" svg:y="2.794cm" presentation:class="title">
          <draw:text-box>
            <text:p>Counts for the co-occurrent and <text:span text:style-name="T10">N</text:span></text:p>
          </draw:text-box>
        </draw:frame>
        <draw:frame presentation:style-name="pr4" draw:layer="layout" svg:width="25.199cm" svg:height="12.179cm" svg:x="1.4cm" svg:y="6.604cm" presentation:class="outline">
          <draw:text-box>
            <text:list text:style-name="L2">
              <text:list-header>
                <text:p/>
                <text:p/>
              </text:list-header>
              <text:list-item>
                <text:p xml:id="id27" text:id="id27">Sum of the co-occurrences of <text:span text:style-name="T10">c</text:span> with every <text:span text:style-name="T10">t</text:span></text:p>
                <text:p><text:span text:style-name="T10"/></text:p>
                <text:p><text:span text:style-name="T10"/></text:p>
              </text:list-item>
              <text:list-item>
                <text:p xml:id="id29" text:id="id29"><text:span text:style-name="T11">Sum of the counts for every </text:span><text:span text:style-name="T10">t</text:span></text:p>
              </text:list-item>
            </text:list>
          </draw:text-box>
        </draw:frame>
        <draw:frame draw:style-name="gr2" draw:text-style-name="P3" xml:id="id26" draw:id="id26" draw:layer="layout" svg:width="12.699cm" svg:height="3.338cm" svg:x="6.858cm" svg:y="6.31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3" xml:id="id28" draw:id="id28" draw:layer="layout" svg:width="13.24cm" svg:height="3.338cm" svg:x="6.858cm" svg:y="11.93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Uni_25_20Leipzig_25_20AvH_25_20Master1" presentation:presentation-page-layout-name="AL2T1">
        <office:forms form:automatic-focus="false" form:apply-design-mode="false"/>
        <draw:frame presentation:style-name="pr3" draw:layer="layout" svg:width="25.199cm" svg:height="3.506cm" svg:x="1.4cm" svg:y="2.794cm" presentation:class="title">
          <draw:text-box>
            <text:p>How to do this in Python</text:p>
          </draw:text-box>
        </draw:frame>
        <draw:frame presentation:style-name="pr4" draw:layer="layout" svg:width="25.199cm" svg:height="12.179cm" svg:x="1.4cm" svg:y="6.604cm" presentation:class="outline">
          <draw:text-box>
            <text:list text:style-name="L2">
              <text:list-item>
                <text:p xml:id="id30" text:id="id30"><text:span text:style-name="T10">df</text:span><text:span text:style-name="T11"> is a </text:span><text:span text:style-name="T10">nxn</text:span><text:span text:style-name="T11"> DataFrame of co-occurrence counts</text:span></text:p>
              </text:list-item>
              <text:list-item>
                <text:p xml:id="id31" text:id="id31"><text:span text:style-name="T11">c</text:span><text:span text:style-name="T14">1</text:span><text:span text:style-name="T11"> = np.sum(df, axis = 1) / 8 → Series </text:span></text:p>
              </text:list-item>
              <text:list-item>
                <text:p xml:id="id32" text:id="id32"><text:span text:style-name="T11">c</text:span><text:span text:style-name="T14">2</text:span><text:span text:style-name="T11"> = np.sum(df) / 8 → Series </text:span></text:p>
              </text:list-item>
              <text:list-item>
                <text:p xml:id="id33" text:id="id33"><text:span text:style-name="T11">N = np.sum(df.values) / 8 → float</text:span></text:p>
              </text:list-item>
              <text:list-item>
                <text:p xml:id="id34" text:id="id34"><text:span text:style-name="T10">NB</text:span><text:span text:style-name="T11">: np.sum(df, axis = 1) == np.sum(df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Uni_25_20Leipzig_25_20AvH_25_20Master1" presentation:presentation-page-layout-name="AL2T1">
        <office:forms form:automatic-focus="false" form:apply-design-mode="false"/>
        <draw:frame presentation:style-name="pr3" draw:layer="layout" svg:width="25.199cm" svg:height="3.506cm" svg:x="1.4cm" svg:y="2.794cm" presentation:class="title" presentation:user-transformed="true">
          <draw:text-box>
            <text:p>And now, proceed as usual</text:p>
          </draw:text-box>
        </draw:frame>
        <draw:frame presentation:style-name="pr4" draw:layer="layout" svg:width="25.199cm" svg:height="12.179cm" svg:x="1.4cm" svg:y="6.604cm" presentation:class="outline" presentation:user-transformed="true">
          <draw:text-box>
            <text:list text:style-name="L2">
              <text:list-item>
                <text:p xml:id="id35" text:id="id35">p = c2 / N</text:p>
              </text:list-item>
              <text:list-item>
                <text:p xml:id="id36" text:id="id36">p1 = c12 / c1</text:p>
              </text:list-item>
              <text:list-item>
                <text:p xml:id="id37" text:id="id37">p2 = (c2-c12) / (N-c1)</text:p>
              </text:list-item>
            </text:list>
            <text:list text:style-name="L3">
              <text:list-item>
                <text:p xml:id="id38" text:id="id38" text:style-name="P1"><text:span text:style-name="T15">LL = </text:span><text:span text:style-name="T15"><text:tab/></text:span><text:span text:style-name="T15">log</text:span><text:span text:style-name="T16"> L</text:span><text:span text:style-name="T15">(c</text:span><text:span text:style-name="T17">12</text:span><text:span text:style-name="T18">, c</text:span><text:span text:style-name="T19">1</text:span><text:span text:style-name="T18">, p) + log </text:span><text:span text:style-name="T20">L</text:span><text:span text:style-name="T18">(c</text:span><text:span text:style-name="T19">2</text:span><text:span text:style-name="T18">-c</text:span><text:span text:style-name="T19">12</text:span><text:span text:style-name="T18">, N-c</text:span><text:span text:style-name="T19">1</text:span><text:span text:style-name="T18">, p)</text:span></text:p>
              </text:list-item>
            </text:list>
            <text:p xml:id="id39" text:id="id39" text:style-name="P1"><text:span text:style-name="T18"><text:s/></text:span><text:span text:style-name="T18"><text:tab/></text:span><text:span text:style-name="T18"><text:tab/></text:span><text:span text:style-name="T18">- log </text:span><text:span text:style-name="T20">L</text:span><text:span text:style-name="T18">(c</text:span><text:span text:style-name="T19">12</text:span><text:span text:style-name="T18">, c</text:span><text:span text:style-name="T19">1</text:span><text:span text:style-name="T18">, p</text:span><text:span text:style-name="T19">1</text:span><text:span text:style-name="T18">) - log </text:span><text:span text:style-name="T20">L</text:span><text:span text:style-name="T18">(c</text:span><text:span text:style-name="T19">2</text:span><text:span text:style-name="T18">-c</text:span><text:span text:style-name="T19">12</text:span><text:span text:style-name="T18">, N-c</text:span><text:span text:style-name="T19">1</text:span><text:span text:style-name="T18">, p</text:span><text:span text:style-name="T19">2</text:span><text:span text:style-name="T18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Uni_25_20Leipzig_25_20AvH_25_20Master1" presentation:presentation-page-layout-name="AL2T1">
        <office:forms form:automatic-focus="false" form:apply-design-mode="false"/>
        <draw:frame presentation:style-name="pr3" draw:layer="layout" svg:width="25.199cm" svg:height="3.506cm" svg:x="1.4cm" svg:y="2.794cm" presentation:class="title">
          <draw:text-box>
            <text:p>And then interpret the results</text:p>
          </draw:text-box>
        </draw:frame>
        <draw:frame presentation:style-name="pr4" draw:layer="layout" svg:width="25.199cm" svg:height="12.179cm" svg:x="1.4cm" svg:y="6.604cm" presentation:class="outline">
          <draw:text-box>
            <text:list text:style-name="L2">
              <text:list-item>
                <text:p xml:id="id40" text:id="id40">Choose some important/interesting words</text:p>
              </text:list-item>
              <text:list-item>
                <text:p xml:id="id41" text:id="id41">Take look at the top 10 (or more) LL scores</text:p>
              </text:list-item>
              <text:list-item>
                <text:p xml:id="id42" text:id="id42">What do they tell you about that word in that text/corpus?</text:p>
              </text:list-item>
              <text:list-item>
                <text:p xml:id="id43" text:id="id43">What did you see that you expected?</text:p>
              </text:list-item>
              <text:list-item>
                <text:p xml:id="id44" text:id="id44">What did you see that you didn't expect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Uni_25_20Leipzig_25_20AvH_25_20Master1" presentation:presentation-page-layout-name="AL2T1">
        <office:forms form:automatic-focus="false" form:apply-design-mode="false"/>
        <draw:frame presentation:style-name="pr3" draw:layer="layout" svg:width="25.199cm" svg:height="3.506cm" svg:x="1.4cm" svg:y="2.794cm" presentation:class="title">
          <draw:text-box>
            <text:p>An example: θεός in the OT </text:p>
          </draw:text-box>
        </draw:frame>
        <draw:frame draw:style-name="standard" draw:layer="layout" svg:width="23.237cm" svg:height="10.691cm" svg:x="1.972cm" svg:y="6.64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>
                <text:p text:style-name="P6">ἐναντίον</text:p>
              </table:table-cell>
              <table:table-cell table:style-name="ce2">
                <text:p text:style-name="P3">opposite</text:p>
              </table:table-cell>
              <table:table-cell table:style-name="ce3">
                <text:p text:style-name="P7">138.562030837</text:p>
              </table:table-cell>
            </table:table-row>
            <table:table-row table:style-name="ro1">
              <table:table-cell table:style-name="ce1">
                <text:p text:style-name="P6">πατήρ</text:p>
              </table:table-cell>
              <table:table-cell table:style-name="ce2">
                <text:p text:style-name="P3">father</text:p>
              </table:table-cell>
              <table:table-cell table:style-name="ce3">
                <text:p text:style-name="P7">138.871378908</text:p>
              </table:table-cell>
            </table:table-row>
            <table:table-row table:style-name="ro1">
              <table:table-cell table:style-name="ce1">
                <text:p text:style-name="P6">προσκυνέω</text:p>
              </table:table-cell>
              <table:table-cell table:style-name="ce2">
                <text:p text:style-name="P3">to bow down to</text:p>
              </table:table-cell>
              <table:table-cell table:style-name="ce3">
                <text:p text:style-name="P7">142.195328221</text:p>
              </table:table-cell>
            </table:table-row>
            <table:table-row table:style-name="ro1">
              <table:table-cell table:style-name="ce1">
                <text:p text:style-name="P6">σωτήρ</text:p>
              </table:table-cell>
              <table:table-cell table:style-name="ce2">
                <text:p text:style-name="P3">savior</text:p>
              </table:table-cell>
              <table:table-cell table:style-name="ce3">
                <text:p text:style-name="P7">146.211537668</text:p>
              </table:table-cell>
            </table:table-row>
            <table:table-row table:style-name="ro1">
              <table:table-cell table:style-name="ce1">
                <text:p text:style-name="P6">ὅδε</text:p>
              </table:table-cell>
              <table:table-cell table:style-name="ce2">
                <text:p text:style-name="P3">this</text:p>
              </table:table-cell>
              <table:table-cell table:style-name="ce3">
                <text:p text:style-name="P7">153.773856064</text:p>
              </table:table-cell>
            </table:table-row>
            <table:table-row table:style-name="ro1">
              <table:table-cell table:style-name="ce1">
                <text:p text:style-name="P6">φοβέω</text:p>
              </table:table-cell>
              <table:table-cell table:style-name="ce2">
                <text:p text:style-name="P3">to fear</text:p>
              </table:table-cell>
              <table:table-cell table:style-name="ce3">
                <text:p text:style-name="P7">167.118568656</text:p>
              </table:table-cell>
            </table:table-row>
            <table:table-row table:style-name="ro1">
              <table:table-cell table:style-name="ce1">
                <text:p text:style-name="P6">ἄνθρωπος</text:p>
              </table:table-cell>
              <table:table-cell table:style-name="ce2">
                <text:p text:style-name="P3">human being</text:p>
              </table:table-cell>
              <table:table-cell table:style-name="ce3">
                <text:p text:style-name="P7">203.996356483</text:p>
              </table:table-cell>
            </table:table-row>
            <table:table-row table:style-name="ro1">
              <table:table-cell table:style-name="ce1">
                <text:p text:style-name="P6">ἕτερος</text:p>
              </table:table-cell>
              <table:table-cell table:style-name="ce2">
                <text:p text:style-name="P3">other</text:p>
              </table:table-cell>
              <table:table-cell table:style-name="ce3">
                <text:p text:style-name="P7">206.001410962</text:p>
              </table:table-cell>
            </table:table-row>
            <table:table-row table:style-name="ro1">
              <table:table-cell table:style-name="ce1">
                <text:p text:style-name="P6">εὐλογέω</text:p>
              </table:table-cell>
              <table:table-cell table:style-name="ce2">
                <text:p text:style-name="P3">to praise</text:p>
              </table:table-cell>
              <table:table-cell table:style-name="ce3">
                <text:p text:style-name="P7">251.776073598</text:p>
              </table:table-cell>
            </table:table-row>
            <table:table-row table:style-name="ro1">
              <table:table-cell table:style-name="ce1">
                <text:p text:style-name="P6">εὐλογητός</text:p>
              </table:table-cell>
              <table:table-cell table:style-name="ce2">
                <text:p text:style-name="P3">praise</text:p>
              </table:table-cell>
              <table:table-cell table:style-name="ce3">
                <text:p text:style-name="P7">310.444360915</text:p>
              </table:table-cell>
            </table:table-row>
            <table:table-row table:style-name="ro1">
              <table:table-cell table:style-name="ce1">
                <text:p text:style-name="P6">λατρεύω</text:p>
              </table:table-cell>
              <table:table-cell table:style-name="ce2">
                <text:p text:style-name="P3">to serve</text:p>
              </table:table-cell>
              <table:table-cell table:style-name="ce3">
                <text:p text:style-name="P7">328.30101723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Uni_25_20Leipzig_25_20AvH_25_20Master1" presentation:presentation-page-layout-name="AL2T1">
        <office:forms form:automatic-focus="false" form:apply-design-mode="false"/>
        <draw:frame presentation:style-name="pr3" draw:layer="layout" svg:width="25.199cm" svg:height="3.506cm" svg:x="1.4cm" svg:y="2.794cm" presentation:class="title">
          <draw:text-box>
            <text:p>Homework I</text:p>
          </draw:text-box>
        </draw:frame>
        <draw:frame presentation:style-name="pr4" draw:layer="layout" svg:width="25.199cm" svg:height="12.179cm" svg:x="1.4cm" svg:y="6.604cm" presentation:class="outline">
          <draw:text-box>
            <text:list text:style-name="L2">
              <text:list-item>
                <text:p xml:id="id45" text:id="id45">Take a text in your native language of at least 50,000 words (i.e., novel length)</text:p>
              </text:list-item>
              <text:list-item>
                <text:p xml:id="id46" text:id="id46">Produce co-occurrence matrices for 2L-2R, 4L-4R, 6L-6R, 8L-8R</text:p>
              </text:list-item>
              <text:list-item>
                <text:p xml:id="id47" text:id="id47">Produce LL matrices for each of these window sizes</text:p>
              </text:list-item>
              <text:list-item>
                <text:p xml:id="id48" text:id="id48">Choose 3 important words in the text</text:p>
              </text:list-item>
              <text:list-item>
                <text:p xml:id="id49" text:id="id49">Examine the top 10 LL scor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Uni_25_20Leipzig_25_20AvH_25_20Master1" presentation:presentation-page-layout-name="AL2T1">
        <office:forms form:automatic-focus="false" form:apply-design-mode="false"/>
        <draw:frame presentation:style-name="pr3" draw:layer="layout" svg:width="25.199cm" svg:height="3.506cm" svg:x="1.4cm" svg:y="2.794cm" presentation:class="title">
          <draw:text-box>
            <text:p>Homework II</text:p>
          </draw:text-box>
        </draw:frame>
        <draw:frame presentation:style-name="pr4" draw:layer="layout" svg:width="25.199cm" svg:height="12.179cm" svg:x="1.4cm" svg:y="6.604cm" presentation:class="outline">
          <draw:text-box>
            <text:list text:style-name="L2">
              <text:list-item>
                <text:p xml:id="id50" text:id="id50">Write about a page about these 3 words with:</text:p>
                <text:list>
                  <text:list-item>
                    <text:p xml:id="id51" text:id="id51">Tables of the top 10 LL scores for each word for each window size (4, 8, 12, 16)</text:p>
                  </text:list-item>
                  <text:list-item>
                    <text:p xml:id="id52" text:id="id52">Explanation of what these tables show you</text:p>
                  </text:list-item>
                  <text:list-item>
                    <text:p xml:id="id53" text:id="id53">Your judgment from these tables of which window size is best for this text in this language</text:p>
                    <text:list>
                      <text:list-item>
                        <text:p xml:id="id54" text:id="id54">Make sure to say here what evidence led your decision!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Uni_25_20Leipzig_25_20AvH_25_20Master1" presentation:presentation-page-layout-name="AL2T1">
        <office:forms form:automatic-focus="false" form:apply-design-mode="false"/>
        <draw:frame presentation:style-name="pr3" draw:layer="layout" svg:width="25.199cm" svg:height="3.506cm" svg:x="1.4cm" svg:y="2.794cm" presentation:class="title">
          <draw:text-box>
            <text:p>Homework III: What I want</text:p>
          </draw:text-box>
        </draw:frame>
        <draw:frame presentation:style-name="pr4" draw:layer="layout" svg:width="25.199cm" svg:height="12.179cm" svg:x="1.4cm" svg:y="6.604cm" presentation:class="outline">
          <draw:text-box>
            <text:list text:style-name="L2">
              <text:list-item>
                <text:p xml:id="id55" text:id="id55">Your text</text:p>
              </text:list-item>
              <text:list-item>
                <text:p xml:id="id56" text:id="id56">3 scripts:</text:p>
                <text:list>
                  <text:list-item>
                    <text:p xml:id="id57" text:id="id57">To produce the 4 co-occurrence tables</text:p>
                  </text:list-item>
                  <text:list-item>
                    <text:p xml:id="id58" text:id="id58">To produce the 4 LL tables</text:p>
                  </text:list-item>
                  <text:list-item>
                    <text:p xml:id="id59" text:id="id59">To select the top 10 LL scores for every word in every LL table</text:p>
                  </text:list-item>
                </text:list>
              </text:list-item>
              <text:list-item>
                <text:p xml:id="id60" text:id="id60">Your page about your resul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Uni_25_20Leipzig_25_20AvH_25_20Master1" presentation:presentation-page-layout-name="AL2T1">
        <office:forms form:automatic-focus="false" form:apply-design-mode="false"/>
        <draw:frame presentation:style-name="pr3" draw:layer="layout" svg:width="25.199cm" svg:height="3.506cm" svg:x="1.4cm" svg:y="2.794cm" presentation:class="title">
          <draw:text-box>
            <text:p>Homework IV: A piece of advice</text:p>
          </draw:text-box>
        </draw:frame>
        <draw:frame presentation:style-name="pr4" draw:layer="layout" svg:width="25.199cm" svg:height="12.179cm" svg:x="1.4cm" svg:y="6.604cm" presentation:class="outline">
          <draw:text-box>
            <text:list text:style-name="L2">
              <text:list-item>
                <text:p xml:id="id61" text:id="id61">Check your LL answers!</text:p>
              </text:list-item>
              <text:list-item>
                <text:p xml:id="id62" text:id="id62">I will</text:p>
              </text:list-item>
              <text:list-item>
                <text:p xml:id="id63" text:id="id63">And I will do it like <text:a xlink:href="../LL_checker.py" xlink:type="simple">this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Uni_25_20Leipzig_25_20AvH_25_20Master1-background" style:display-name="Uni%20Leipzig%20AvH%20Master1-background" style:family="presentation">
      <style:graphic-properties draw:stroke="none" draw:fill="none"/>
      <style:text-properties style:letter-kerning="true"/>
    </style:style>
    <style:style style:name="Uni_25_20Leipzig_25_20AvH_25_20Master1-backgroundobjects" style:display-name="Uni%20Leipzig%20AvH%20Maste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ni_25_20Leipzig_25_20AvH_25_20Master1-notes" style:display-name="Uni%20Leipzig%20AvH%20Master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i_25_20Leipzig_25_20AvH_25_20Master1-outline1" style:display-name="Uni%20Leipzig%20AvH%20Master1-outline1" style:family="presentation">
      <style:graphic-properties draw:stroke="none" draw:fill="none" draw:auto-grow-height="false" draw:fit-to-size="shrink-to-fit">
        <text:list-style style:name="Uni_25_20Leipzig_25_20AvH_25_20Master1-outline1" style:display-name="Uni%20Leipzig%20AvH%20Maste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i_25_20Leipzig_25_20AvH_25_20Master1-outline2" style:display-name="Uni%20Leipzig%20AvH%20Master1-outline2" style:family="presentation" style:parent-style-name="Uni_25_20Leipzig_25_20AvH_25_20Master1-outline1">
      <style:paragraph-properties fo:margin-top="0cm" fo:margin-bottom="0.4cm"/>
      <style:text-properties fo:font-size="28pt" style:font-size-asian="28pt" style:font-size-complex="28pt"/>
    </style:style>
    <style:style style:name="Uni_25_20Leipzig_25_20AvH_25_20Master1-outline3" style:display-name="Uni%20Leipzig%20AvH%20Master1-outline3" style:family="presentation" style:parent-style-name="Uni_25_20Leipzig_25_20AvH_25_20Master1-outline2">
      <style:paragraph-properties fo:margin-top="0cm" fo:margin-bottom="0.3cm"/>
      <style:text-properties fo:font-size="24pt" style:font-size-asian="24pt" style:font-size-complex="24pt"/>
    </style:style>
    <style:style style:name="Uni_25_20Leipzig_25_20AvH_25_20Master1-outline4" style:display-name="Uni%20Leipzig%20AvH%20Master1-outline4" style:family="presentation" style:parent-style-name="Uni_25_20Leipzig_25_20AvH_25_20Master1-outline3">
      <style:paragraph-properties fo:margin-top="0cm" fo:margin-bottom="0.2cm"/>
      <style:text-properties fo:font-size="20pt" style:font-size-asian="20pt" style:font-size-complex="20pt"/>
    </style:style>
    <style:style style:name="Uni_25_20Leipzig_25_20AvH_25_20Master1-outline5" style:display-name="Uni%20Leipzig%20AvH%20Master1-outline5" style:family="presentation" style:parent-style-name="Uni_25_20Leipzig_25_20AvH_25_20Master1-outline4">
      <style:paragraph-properties fo:margin-top="0cm" fo:margin-bottom="0.1cm"/>
      <style:text-properties fo:font-size="20pt" style:font-size-asian="20pt" style:font-size-complex="20pt"/>
    </style:style>
    <style:style style:name="Uni_25_20Leipzig_25_20AvH_25_20Master1-outline6" style:display-name="Uni%20Leipzig%20AvH%20Master1-outline6" style:family="presentation" style:parent-style-name="Uni_25_20Leipzig_25_20AvH_25_20Master1-outline5">
      <style:paragraph-properties fo:margin-top="0cm" fo:margin-bottom="0.1cm"/>
      <style:text-properties fo:font-size="20pt" style:font-size-asian="20pt" style:font-size-complex="20pt"/>
    </style:style>
    <style:style style:name="Uni_25_20Leipzig_25_20AvH_25_20Master1-outline7" style:display-name="Uni%20Leipzig%20AvH%20Master1-outline7" style:family="presentation" style:parent-style-name="Uni_25_20Leipzig_25_20AvH_25_20Master1-outline6">
      <style:paragraph-properties fo:margin-top="0cm" fo:margin-bottom="0.1cm"/>
      <style:text-properties fo:font-size="20pt" style:font-size-asian="20pt" style:font-size-complex="20pt"/>
    </style:style>
    <style:style style:name="Uni_25_20Leipzig_25_20AvH_25_20Master1-outline8" style:display-name="Uni%20Leipzig%20AvH%20Master1-outline8" style:family="presentation" style:parent-style-name="Uni_25_20Leipzig_25_20AvH_25_20Master1-outline7">
      <style:paragraph-properties fo:margin-top="0cm" fo:margin-bottom="0.1cm"/>
      <style:text-properties fo:font-size="20pt" style:font-size-asian="20pt" style:font-size-complex="20pt"/>
    </style:style>
    <style:style style:name="Uni_25_20Leipzig_25_20AvH_25_20Master1-outline9" style:display-name="Uni%20Leipzig%20AvH%20Master1-outline9" style:family="presentation" style:parent-style-name="Uni_25_20Leipzig_25_20AvH_25_20Master1-outline8">
      <style:paragraph-properties fo:margin-top="0cm" fo:margin-bottom="0.1cm"/>
      <style:text-properties fo:font-size="20pt" style:font-size-asian="20pt" style:font-size-complex="20pt"/>
    </style:style>
    <style:style style:name="Uni_25_20Leipzig_25_20AvH_25_20Master1-subtitle" style:display-name="Uni%20Leipzig%20AvH%20Master1-subtitle" style:family="presentation">
      <style:graphic-properties draw:stroke="none" draw:fill="none" draw:textarea-vertical-align="middle">
        <text:list-style style:name="Uni_25_20Leipzig_25_20AvH_25_20Master1-subtitle" style:display-name="Uni%20Leipzig%20AvH%20Maste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i_25_20Leipzig_25_20AvH_25_20Master1-title" style:display-name="Uni%20Leipzig%20AvH%20Master1-title" style:family="presentation">
      <style:graphic-properties draw:stroke="none" draw:fill="none" draw:textarea-vertical-align="middle">
        <text:list-style style:name="Uni_25_20Leipzig_25_20AvH_25_20Master1-title" style:display-name="Uni%20Leipzig%20AvH%20Maste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Uni_25_20Leipzig_25_20AvH_25_20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Uni_25_20Leipzig_25_20AvH_25_20Master1-backgroundobjects">
      <style:graphic-properties draw:stroke="none" draw:fill="none" draw:fill-color="#ffffff" draw:auto-grow-height="false" fo:min-height="1.485cm"/>
    </style:style>
    <style:style style:name="Mpr3" style:family="presentation" style:parent-style-name="Uni_25_20Leipzig_25_20AvH_25_20Master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ni_25_20Leipzig_25_20AvH_25_20Master1" style:display-name="Uni%20Leipzig%20AvH%20Master1" style:page-layout-name="PM1" draw:style-name="Mdp1">
      <draw:frame presentation:style-name="Uni_25_20Leipzig_25_20AvH_25_20Master1-title" draw:layer="backgroundobjects" svg:width="25.199cm" svg:height="3.506cm" svg:x="1.4cm" svg:y="2.794cm" presentation:class="title" presentation:placeholder="true">
        <draw:text-box/>
      </draw:frame>
      <draw:frame presentation:style-name="Uni_25_20Leipzig_25_20AvH_25_20Master1-outline1" draw:layer="backgroundobjects" svg:width="25.199cm" svg:height="12.179cm" svg:x="1.4cm" svg:y="6.60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asted-image.pdf" draw:style-name="Mgr3" draw:text-style-name="MP4" draw:layer="backgroundobjects" svg:width="5.185cm" svg:height="1.587cm" svg:x="1.3cm" svg:y="0.841cm">
        <draw:image xlink:href="Pictures/10000201000000C40000003C58C1D389.png" xlink:type="simple" xlink:show="embed" xlink:actuate="onLoad">
          <text:p/>
        </draw:image>
      </draw:frame>
      <draw:frame draw:name="pasted-image.pdf" draw:style-name="Mgr3" draw:text-style-name="MP4" draw:layer="backgroundobjects" svg:width="3.492cm" svg:height="1.983cm" svg:x="23.114cm" svg:y="0.642cm">
        <draw:image xlink:href="Pictures/10000201000000840000004B95CE3984.png" xlink:type="simple" xlink:show="embed" xlink:actuate="onLoad">
          <text:p/>
        </draw:image>
      </draw:frame>
      <presentation:notes style:page-layout-name="PM0">
        <draw:page-thumbnail presentation:style-name="Uni_25_20Leipzig_25_20AvH_25_20Master1-title" draw:layer="backgroundobjects" svg:width="14.848cm" svg:height="11.136cm" svg:x="3.075cm" svg:y="2.257cm" presentation:class="page"/>
        <draw:frame presentation:style-name="Uni_25_20Leipzig_25_20AvH_25_20Master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4T11:12:38.203093617</meta:creation-date>
    <dc:title>Uni Leipzig AvH Master</dc:title>
    <meta:editing-duration>PT4H4M10S</meta:editing-duration>
    <meta:editing-cycles>18</meta:editing-cycles>
    <meta:generator>LibreOffice/4.2.3.3$Linux_X86_64 LibreOffice_project/420m0$Build-3</meta:generator>
    <dc:date>2014-06-16T17:26:41.616534596</dc:date>
    <meta:document-statistic meta:object-count="98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i>W</mi>
        </mfrac>
      </mrow>
      <mrow>
        <munder>
          <mo stretchy="false">∑</mo>
          <mi>c</mi>
        </munder>
        <mi>n</mi>
      </mrow>
      <mrow>
        <mo fence="true" stretchy="false">(</mo>
        <mrow>
          <mrow>
            <mi>c</mi>
            <mi>,</mi>
            <mi>t</mi>
          </mrow>
        </mrow>
        <mo fence="true" stretchy="false">)</mo>
      </mrow>
    </mrow>
    <annotation encoding="StarMath 5.0">f(t) = {1} over {W} sum from{c} n( c,t ) 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i>W</mi>
        </mfrac>
      </mrow>
      <mrow>
        <munder>
          <mo stretchy="false">∑</mo>
          <mi>c</mi>
        </munder>
        <mi>n</mi>
      </mrow>
      <mrow>
        <mo fence="true" stretchy="false">(</mo>
        <mrow>
          <mrow>
            <mi>c</mi>
            <mi>,</mi>
            <mi>t</mi>
          </mrow>
        </mrow>
        <mo fence="true" stretchy="false">)</mo>
      </mrow>
    </mrow>
    <annotation encoding="StarMath 5.0">f(t) = {1} over {W} sum from{c} n( c,t ) </annotation>
  </semantics>
</math>
</file>

<file path=Object 3/content.xml><?xml version="1.0" encoding="utf-8"?>
<math xmlns="http://www.w3.org/1998/Math/MathML" display="block">
  <semantics>
    <mrow>
      <mi>n</mi>
      <mrow>
        <mo fence="true" stretchy="false">(</mo>
        <mrow>
          <mrow>
            <mi>c</mi>
            <mi>,</mi>
            <mi>t</mi>
          </mrow>
        </mrow>
        <mo fence="true" stretchy="false">)</mo>
      </mrow>
    </mrow>
    <annotation encoding="StarMath 5.0">n( c,t ) </annotation>
  </semantics>
</math>
</file>

<file path=Object 4/content.xml><?xml version="1.0" encoding="utf-8"?>
<math xmlns="http://www.w3.org/1998/Math/MathML" display="block">
  <semantics>
    <mrow>
      <mrow>
        <munder>
          <mo stretchy="false">∑</mo>
          <mi>c</mi>
        </munder>
        <mi>n</mi>
      </mrow>
      <mrow>
        <mo fence="true" stretchy="false">(</mo>
        <mrow>
          <mrow>
            <mi>c</mi>
            <mi>,</mi>
            <mi>t</mi>
          </mrow>
        </mrow>
        <mo fence="true" stretchy="false">)</mo>
      </mrow>
    </mrow>
    <annotation encoding="StarMath 5.0">sum from{c} n( c,t ) 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i>W</mi>
        </mfrac>
      </mrow>
      <mrow>
        <munder>
          <mo stretchy="false">∑</mo>
          <mi>c</mi>
        </munder>
        <mi>n</mi>
      </mrow>
      <mrow>
        <mo fence="true" stretchy="false">(</mo>
        <mrow>
          <mrow>
            <mi>c</mi>
            <mi>,</mi>
            <mi>t</mi>
          </mrow>
        </mrow>
        <mo fence="true" stretchy="false">)</mo>
      </mrow>
    </mrow>
    <annotation encoding="StarMath 5.0">f(t) = {1} over {W} sum from{c} n( c,t ) </annotation>
  </semantics>
</math>
</file>

<file path=Object 6/content.xml><?xml version="1.0" encoding="utf-8"?>
<math xmlns="http://www.w3.org/1998/Math/MathML" display="block">
  <semantics>
    <mrow>
      <mfrac>
        <mn>1</mn>
        <mi>W</mi>
      </mfrac>
      <mrow>
        <munder>
          <mo stretchy="false">∑</mo>
          <mi>c</mi>
        </munder>
        <mi>n</mi>
      </mrow>
      <mrow>
        <mo fence="true" stretchy="false">(</mo>
        <mrow>
          <mrow>
            <mi>c</mi>
            <mi>,</mi>
            <mi>t</mi>
          </mrow>
        </mrow>
        <mo fence="true" stretchy="false">)</mo>
      </mrow>
    </mrow>
    <annotation encoding="StarMath 5.0">{1} over {W} sum from{c} n( c,t ) 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i>c</mi>
          </mrow>
          <mo fence="true" stretchy="false">)</mo>
        </mrow>
        <mo stretchy="false">=</mo>
        <mfrac>
          <mn>1</mn>
          <mi>W</mi>
        </mfrac>
      </mrow>
      <mrow>
        <munder>
          <mo stretchy="false">∑</mo>
          <mi>t</mi>
        </munder>
        <mi>n</mi>
      </mrow>
      <mrow>
        <mo fence="true" stretchy="false">(</mo>
        <mrow>
          <mrow>
            <mi>c</mi>
            <mi>,</mi>
            <mi>t</mi>
          </mrow>
        </mrow>
        <mo fence="true" stretchy="false">)</mo>
      </mrow>
    </mrow>
    <annotation encoding="StarMath 5.0">f(c) = {1} over {W} sum from{t} n( c,t ) </annotation>
  </semantics>
</math>
</file>

<file path=Object 8/content.xml><?xml version="1.0" encoding="utf-8"?>
<math xmlns="http://www.w3.org/1998/Math/MathML" display="block">
  <semantics>
    <mrow>
      <mrow>
        <mi>N</mi>
        <mo stretchy="false">=</mo>
        <mfrac>
          <mn>1</mn>
          <mi>W</mi>
        </mfrac>
      </mrow>
      <mrow>
        <munder>
          <mo stretchy="false">∑</mo>
          <mi>t</mi>
        </munder>
        <mrow>
          <munder>
            <mo stretchy="false">∑</mo>
            <mi>c</mi>
          </munder>
          <mi>n</mi>
        </mrow>
      </mrow>
      <mrow>
        <mo fence="true" stretchy="false">(</mo>
        <mrow>
          <mrow>
            <mi>c</mi>
            <mi>,</mi>
            <mi>t</mi>
          </mrow>
        </mrow>
        <mo fence="true" stretchy="false">)</mo>
      </mrow>
    </mrow>
    <annotation encoding="StarMath 5.0">N = {1} over {W} sum from{t}sum from{c} n( c,t ) </annotation>
  </semantics>
</math>
</file>